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vertical-align="middle"/>
    </style:style>
    <style:style style:name="gr5" style:family="graphic" style:parent-style-name="objectwithoutfill">
      <style:graphic-properties draw:stroke="none" draw:fill="none" fo:min-height="0.714cm"/>
    </style:style>
    <style:style style:name="gr6" style:family="graphic" style:parent-style-name="objectwithoutfill">
      <style:graphic-properties draw:stroke="none" draw:fill="none" fo:min-height="4.301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4" draw:id="id4" draw:layer="layout" svg:width="3.81cm" svg:height="2.032cm" svg:x="6.842cm" svg:y="10.017cm">
            <text:p text:style-name="P1"><text:span text:style-name="T1">Modify</text:span><text:span text:style-name="T1"><text:line-break/></text:span><text:span text:style-name="T1">baseline</text:span><text:span text:style-name="T1"><text:line-break/></text:span><text:span text:style-name="T1">impact level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1" draw:id="id1" draw:layer="layout" svg:width="3.81cm" svg:height="2.032cm" svg:x="2.524cm" svg:y="6.156cm">
            <text:p text:style-name="P1"><text:span text:style-name="T1">Select</text:span><text:span text:style-name="T1"><text:line-break/></text:span><text:span text:style-name="T1">security</text:span><text:span text:style-name="T1"><text:line-break/></text:span><text:span text:style-name="T1">contro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5" draw:id="id5" draw:layer="layout" svg:width="3.81cm" svg:height="2.032cm" svg:x="12.176cm" svg:y="10.017cm">
            <text:p text:style-name="P1"><text:span text:style-name="T1">Add rationale</text:span><text:span text:style-name="T1"><text:line-break/></text:span><text:span text:style-name="T1">for baseline</text:span><text:span text:style-name="T1"><text:line-break/></text:span><text:span text:style-name="T1">modificati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6" draw:id="id6" draw:layer="layout" svg:width="3.81cm" svg:height="2.032cm" svg:x="17.51cm" svg:y="6.156cm">
            <text:p text:style-name="P1"><text:span text:style-name="T1">Add</text:span><text:span text:style-name="T1"><text:line-break/></text:span><text:span text:style-name="T1">supplemental</text:span><text:span text:style-name="T1"><text:line-break/></text:span><text:span text:style-name="T1">guidanc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7" draw:id="id7" draw:layer="layout" svg:width="3.81cm" svg:height="2.032cm" svg:x="21.828cm" svg:y="6.156cm">
            <text:p text:style-name="P1"><text:span text:style-name="T1">Copy-paste</text:span><text:span text:style-name="T1"><text:line-break/></text:span><text:span text:style-name="T1">generated</text:span><text:span text:style-name="T1"><text:line-break/></text:span><text:span text:style-name="T1">XM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2" draw:id="id2" draw:layer="layout" svg:width="3.81cm" svg:height="3.937cm" svg:x="6.842cm" svg:y="5.191cm">
            <text:p text:style-name="P1"><text:span text:style-name="T1">Default</text:span><text:span text:style-name="T1"><text:line-break/></text:span><text:span text:style-name="T1">baselines</text:span><text:span text:style-name="T1"><text:line-break/></text:span><text:span text:style-name="T1">OK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xml:id="id3" draw:id="id3" draw:layer="layout" svg:width="3.81cm" svg:height="3.937cm" svg:x="12.176cm" svg:y="5.191cm">
            <text:p text:style-name="P1"><text:span text:style-name="T1">More</text:span><text:span text:style-name="T1"><text:line-break/></text:span><text:span text:style-name="T1">guidance</text:span><text:span text:style-name="T1"><text:line-break/></text:span><text:span text:style-name="T1">needed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2" draw:layer="layout" draw:type="line" svg:x1="6.334cm" svg:y1="7.172cm" svg:x2="6.842cm" svg:y2="7.159cm" draw:start-shape="id1" draw:start-glue-point="7" draw:end-shape="id2" svg:d="M6334 7172l508-13">
            <text:p/>
          </draw:connector>
          <draw:connector draw:style-name="gr3" draw:text-style-name="P2" draw:layer="layout" draw:type="line" svg:x1="10.652cm" svg:y1="7.16cm" svg:x2="12.176cm" svg:y2="7.16cm" draw:start-shape="id2" draw:start-glue-point="7" draw:end-shape="id3" draw:end-glue-point="5" svg:d="M10652 7160h1524">
            <text:p/>
          </draw:connector>
          <draw:connector draw:style-name="gr3" draw:text-style-name="P2" draw:layer="layout" draw:type="line" svg:x1="8.747cm" svg:y1="9.128cm" svg:x2="8.747cm" svg:y2="10.017cm" draw:start-shape="id2" draw:start-glue-point="6" draw:end-shape="id4" draw:end-glue-point="4" svg:d="M8747 9128v889">
            <text:p/>
          </draw:connector>
          <draw:connector draw:style-name="gr2" draw:text-style-name="P2" draw:layer="layout" draw:type="line" svg:x1="10.652cm" svg:y1="11.033cm" svg:x2="12.176cm" svg:y2="11.033cm" draw:start-shape="id4" draw:start-glue-point="7" draw:end-shape="id5" draw:end-glue-point="5" svg:d="M10652 11033h1524">
            <text:p/>
          </draw:connector>
          <draw:connector draw:style-name="gr2" draw:text-style-name="P2" draw:layer="layout" draw:type="line" svg:x1="14.081cm" svg:y1="10.017cm" svg:x2="14.081cm" svg:y2="9.128cm" draw:start-shape="id5" draw:start-glue-point="4" draw:end-shape="id3" draw:end-glue-point="6" svg:d="M14081 10017v-889">
            <text:p/>
          </draw:connector>
          <draw:connector draw:style-name="gr3" draw:text-style-name="P2" draw:layer="layout" draw:type="line" svg:x1="15.986cm" svg:y1="7.16cm" svg:x2="17.51cm" svg:y2="7.172cm" draw:start-shape="id3" draw:start-glue-point="7" draw:end-shape="id6" draw:end-glue-point="5" svg:d="M15986 7160l1524 12">
            <text:p/>
          </draw:connector>
          <draw:connector draw:style-name="gr2" draw:text-style-name="P2" draw:layer="layout" draw:type="line" svg:x1="21.32cm" svg:y1="7.172cm" svg:x2="21.828cm" svg:y2="7.172cm" draw:start-shape="id6" draw:start-glue-point="7" draw:end-shape="id7" draw:end-glue-point="5" svg:d="M21320 7172h508">
            <text:p/>
          </draw:connector>
          <draw:connector draw:style-name="gr3" draw:text-style-name="P2" draw:layer="layout" draw:line-skew="0.248cm" svg:x1="14.081cm" svg:y1="5.191cm" svg:x2="23.733cm" svg:y2="6.156cm" draw:start-shape="id3" draw:start-glue-point="4" draw:end-shape="id7" draw:end-glue-point="4" svg:d="M14081 5191v-254h9652v1219">
            <text:p/>
          </draw:connector>
          <draw:rect draw:style-name="gr4" draw:text-style-name="P2" draw:layer="layout" svg:width="23.622cm" svg:height="7.62cm" svg:x="2.27cm" svg:y="4.683cm">
            <text:p/>
          </draw:rect>
          <draw:frame draw:style-name="gr5" draw:text-style-name="P2" draw:layer="layout" svg:width="1.48cm" svg:height="0.964cm" svg:x="10.585cm" svg:y="6.096cm">
            <draw:text-box>
              <text:p text:style-name="P2">yes</text:p>
            </draw:text-box>
          </draw:frame>
          <draw:frame draw:style-name="gr5" draw:text-style-name="P2" draw:layer="layout" svg:width="1.48cm" svg:height="0.964cm" svg:x="15.802cm" svg:y="6.121cm">
            <draw:text-box>
              <text:p text:style-name="P2">yes</text:p>
            </draw:text-box>
          </draw:frame>
          <draw:frame draw:style-name="gr5" draw:text-style-name="P2" draw:layer="layout" svg:width="1.205cm" svg:height="0.964cm" svg:x="7.731cm" svg:y="9.053cm">
            <draw:text-box>
              <text:p text:style-name="P2">no</text:p>
            </draw:text-box>
          </draw:frame>
          <draw:frame draw:style-name="gr6" draw:text-style-name="P2" draw:layer="layout" svg:width="1.205cm" svg:height="0.964cm" svg:x="18.718cm" svg:y="4.735cm">
            <draw:text-box>
              <text:p text:style-name="P2">no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Lubell</meta:initial-creator>
    <meta:creation-date>2016-04-11T11:57:03.90</meta:creation-date>
    <dc:date>2016-05-10T10:15:28.46</dc:date>
    <dc:creator>Joshua Lubell</dc:creator>
    <meta:editing-duration>PT1H34M47S</meta:editing-duration>
    <meta:editing-cycles>13</meta:editing-cycles>
    <meta:generator>OpenOffice/4.1.2$Win32 OpenOffice.org_project/412m3$Build-9782</meta:generator>
    <meta:document-statistic meta:object-count="21"/>
  </office:meta>
</office:document-meta>
</file>